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table:align="left" style:writing-mode="lr-tb"/>
    </style:style>
    <style:style style:name="Tabelle1.A" style:family="table-column">
      <style:table-column-properties style:column-width="2.011cm"/>
    </style:style>
    <style:style style:name="Tabelle1.B" style:family="table-column">
      <style:table-column-properties style:column-width="2.332cm"/>
    </style:style>
    <style:style style:name="Tabelle1.C" style:family="table-column">
      <style:table-column-properties style:column-width="2.489cm"/>
    </style:style>
    <style:style style:name="Tabelle1.D" style:family="table-column">
      <style:table-column-properties style:column-width="11.322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9" style:family="table-row">
      <style:table-row-properties style:min-row-height="0.669cm" style:keep-together="true" fo:keep-together="auto"/>
    </style:style>
    <style:style style:name="Tabelle1.A11"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11"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C11"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11"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9" style:family="paragraph" style:parent-style-name="Standard">
      <style:text-properties fo:font-weight="bold" style:font-weight-asian="bold" style:font-weight-complex="bold"/>
    </style:style>
    <style:style style:name="P10" style:family="paragraph" style:parent-style-name="Standard">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11"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bold" style:font-weight-asian="bold" style:font-weight-complex="bold"/>
    </style:style>
    <style:style style:name="P12"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bold" style:font-weight-asian="bold" style:font-weight-complex="bold"/>
    </style:style>
    <style:style style:name="P13" style:family="paragraph" style:parent-style-name="Standard">
      <style:text-properties style:text-underline-style="none" fo:font-weight="normal" style:font-weight-asian="normal" style:font-weight-complex="normal"/>
    </style:style>
    <style:style style:name="P14" style:family="paragraph" style:parent-style-name="Standard">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19"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normal" style:font-weight-asian="normal" style:font-weight-complex="normal"/>
    </style:style>
    <style:style style:name="P20"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font-weight="normal" style:font-weight-asian="normal" style:font-weight-complex="normal"/>
    </style:style>
    <style:style style:name="P21" style:family="paragraph" style:parent-style-name="Standard">
      <style:paragraph-properties>
        <style:tab-stops>
          <style:tab-stop style:position="1.323cm"/>
          <style:tab-stop style:position="1.97cm"/>
          <style:tab-stop style:position="6.05cm"/>
          <style:tab-stop style:position="8.601cm"/>
          <style:tab-stop style:position="12.102cm"/>
        </style:tab-stops>
      </style:paragraph-properties>
      <style:text-properties fo:font-weight="normal" style:font-weight-asian="normal" style:font-weight-complex="normal"/>
    </style:style>
    <style:style style:name="P22" style:family="paragraph" style:parent-style-name="Standard">
      <style:paragraph-properties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23" style:family="paragraph" style:parent-style-name="Standard">
      <style:paragraph-properties style:text-autospace="none"/>
      <style:text-properties fo:font-size="12pt" style:font-size-asian="12pt" style:font-size-complex="12pt"/>
    </style:style>
    <style:style style:name="P24"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fo:font-weight="normal" style:font-weight-asian="normal" style:font-weight-complex="normal"/>
    </style:style>
    <style:style style:name="P26"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normal" style:font-weight-asian="normal" style:font-weight-complex="normal"/>
    </style:style>
    <style:style style:name="P27"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color="#000000" style:text-underline-style="none" fo:font-weight="normal" style:font-weight-asian="normal" style:font-weight-complex="normal"/>
    </style:style>
    <style:style style:name="P28"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none" fo:font-weight="normal" style:font-weight-asian="normal" style:font-weight-complex="normal"/>
    </style:style>
    <style:style style:name="P29" style:family="paragraph" style:parent-style-name="Standard">
      <style:paragraph-properties>
        <style:tab-stops>
          <style:tab-stop style:position="1.265cm"/>
          <style:tab-stop style:position="6.05cm"/>
          <style:tab-stop style:position="8.601cm"/>
          <style:tab-stop style:position="12.102cm"/>
        </style:tab-stops>
      </style:paragraph-properties>
      <style:text-properties fo:color="#000000" fo:font-weight="bold" style:font-weight-asian="bold" style:font-weight-complex="bold"/>
    </style:style>
    <style:style style:name="P30" style:family="paragraph" style:parent-style-name="Standard">
      <style:paragraph-properties>
        <style:tab-stops>
          <style:tab-stop style:position="1.265cm"/>
          <style:tab-stop style:position="6.05cm"/>
          <style:tab-stop style:position="8.601cm"/>
          <style:tab-stop style:position="12.102cm"/>
          <style:tab-stop style:position="13.023cm"/>
        </style:tab-stops>
      </style:paragraph-properties>
      <style:text-properties fo:color="#000000" style:text-underline-style="solid" style:text-underline-width="auto" style:text-underline-color="font-color" fo:font-weight="bold" style:font-weight-asian="bold" style:font-weight-complex="bold"/>
    </style:style>
    <style:style style:name="P31" style:family="paragraph" style:parent-style-name="Standard">
      <style:text-properties fo:color="#000000"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style:tab-stops>
          <style:tab-stop style:position="1.94cm"/>
          <style:tab-stop style:position="6.05cm"/>
          <style:tab-stop style:position="8.601cm"/>
          <style:tab-stop style:position="12.102cm"/>
        </style:tab-stops>
      </style:paragraph-properties>
    </style:style>
    <style:style style:name="P33" style:family="paragraph" style:parent-style-name="Standard">
      <style:paragraph-properties>
        <style:tab-stops>
          <style:tab-stop style:position="1.882cm"/>
        </style:tab-stops>
      </style:paragraph-properties>
    </style:style>
    <style:style style:name="P34" style:family="paragraph" style:parent-style-name="Standard">
      <style:paragraph-properties>
        <style:tab-stops>
          <style:tab-stop style:position="1.882cm"/>
          <style:tab-stop style:position="8.601cm"/>
          <style:tab-stop style:position="12.102cm"/>
        </style:tab-stops>
      </style:paragraph-properties>
    </style:style>
    <style:style style:name="P35"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36" style:family="paragraph" style:parent-style-name="Standard">
      <style:text-properties fo:font-size="22pt" fo:font-weight="bold" style:font-size-asian="22pt" style:font-weight-asian="bold" style:font-size-complex="22pt" style:font-weight-complex="bold"/>
    </style:style>
    <style:style style:name="P37" style:family="paragraph" style:parent-style-name="Standard">
      <style:paragraph-properties style:snap-to-layout-grid="false"/>
    </style:style>
    <style:style style:name="P38" style:family="paragraph" style:parent-style-name="Standard">
      <style:paragraph-properties>
        <style:tab-stops>
          <style:tab-stop style:position="1.191cm"/>
          <style:tab-stop style:position="8.601cm"/>
          <style:tab-stop style:position="12.102cm"/>
        </style:tab-stops>
      </style:paragraph-properties>
    </style:style>
    <style:style style:name="P39" style:family="paragraph" style:parent-style-name="Standard">
      <style:paragraph-properties style:text-autospace="none"/>
    </style:style>
    <style:style style:name="P40" style:family="paragraph" style:parent-style-name="Standard">
      <style:paragraph-properties fo:text-align="justify" style:justify-single-word="false" style:snap-to-layout-grid="false"/>
    </style:style>
    <style:style style:name="P41" style:family="paragraph" style:parent-style-name="Standard">
      <style:paragraph-properties>
        <style:tab-stops>
          <style:tab-stop style:position="1.323cm"/>
          <style:tab-stop style:position="1.97cm"/>
          <style:tab-stop style:position="6.05cm"/>
          <style:tab-stop style:position="8.601cm"/>
          <style:tab-stop style:position="12.102cm"/>
        </style:tab-stops>
      </style:paragraph-properties>
    </style:style>
    <style:style style:name="P42" style:family="paragraph" style:parent-style-name="Standard">
      <style:paragraph-properties fo:margin-left="0cm" fo:margin-right="0cm" fo:text-indent="0.046cm" style:auto-text-indent="false" style:snap-to-layout-grid="false"/>
    </style:style>
    <style:style style:name="P43" style:family="paragraph" style:parent-style-name="Standard">
      <style:paragraph-properties fo:margin-top="0cm" fo:margin-bottom="0cm" style:text-autospace="none"/>
      <style:text-properties fo:font-size="12pt" style:font-size-asian="12pt" style:font-size-complex="12pt"/>
    </style:style>
    <style:style style:name="P44" style:family="paragraph" style:parent-style-name="Standard">
      <style:paragraph-properties fo:margin-top="0cm" fo:margin-bottom="0cm" style:text-autospace="none"/>
      <style:text-properties style:font-name="Times New Roman1" fo:font-size="12pt" style:font-name-asian="Times New Roman1" style:font-size-asian="12pt" style:font-name-complex="Times New Roman1" style:font-size-complex="12pt"/>
    </style:style>
    <style:style style:name="P45" style:family="paragraph" style:parent-style-name="Standard">
      <style:paragraph-properties fo:margin-top="0cm" fo:margin-bottom="0cm"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46" style:family="paragraph" style:parent-style-name="Standard">
      <style:paragraph-properties fo:margin-top="0cm" fo:margin-bottom="0cm"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47" style:family="paragraph" style:parent-style-name="Standard">
      <style:paragraph-properties fo:margin-left="0cm" fo:margin-right="0cm" fo:text-indent="0cm" style:auto-text-indent="false"/>
      <style:text-properties fo:color="#800000"/>
    </style:style>
    <style:style style:name="P48" style:family="paragraph" style:parent-style-name="Standard">
      <style:paragraph-properties fo:margin-left="0cm" fo:margin-right="0cm" fo:text-indent="0cm" style:auto-text-indent="false"/>
      <style:text-properties fo:color="#000000"/>
    </style:style>
    <style:style style:name="P49" style:family="paragraph" style:parent-style-name="Table_20_Contents">
      <style:text-properties fo:font-size="12pt" fo:font-weight="bold" style:font-size-asian="12pt" style:font-weight-asian="bold" style:font-size-complex="12pt" style:font-weight-complex="bold"/>
    </style:style>
    <style:style style:name="P50" style:family="paragraph" style:parent-style-name="Table_20_Contents">
      <style:text-properties fo:font-size="12pt" style:font-size-asian="12pt" style:font-size-complex="12pt"/>
    </style:style>
    <style:style style:name="P51" style:family="paragraph" style:parent-style-name="Table_20_Contents">
      <style:text-properties fo:font-size="12pt" fo:font-weight="normal" style:font-size-asian="12pt" style:font-weight-asian="normal" style:font-size-complex="12pt" style:font-weight-complex="normal"/>
    </style:style>
    <style:style style:name="P52" style:family="paragraph" style:parent-style-name="Table_20_Contents">
      <style:text-properties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able_20_Contents">
      <style:text-properties fo:font-weight="bold" style:font-weight-asian="bold" style:font-weight-complex="bold"/>
    </style:style>
    <style:style style:name="P54" style:family="paragraph" style:parent-style-name="Table_20_Contents">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55" style:family="paragraph" style:parent-style-name="Table_20_Contents">
      <style:paragraph-properties fo:text-align="center" style:justify-single-word="false"/>
    </style:style>
    <style:style style:name="P56" style:family="paragraph" style:parent-style-name="Table_20_Contents">
      <style:text-properties fo:font-style="normal" fo:font-weight="bold" style:font-style-asian="normal" style:font-weight-asian="bold" style:font-style-complex="normal" style:font-weight-complex="bold"/>
    </style:style>
    <style:style style:name="P57"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58"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59"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60" style:family="paragraph" style:parent-style-name="Standard" style:list-style-name="L1"/>
    <style:style style:name="P61" style:family="paragraph" style:parent-style-name="Standard">
      <style:text-properties fo:font-weight="bold" style:font-weight-asian="bold" style:font-weight-complex="bold"/>
    </style:style>
    <style:style style:name="P62" style:family="paragraph" style:parent-style-name="Standard" style:list-style-name="L2">
      <style:paragraph-properties>
        <style:tab-stops>
          <style:tab-stop style:position="1.94cm"/>
          <style:tab-stop style:position="6.05cm"/>
          <style:tab-stop style:position="8.601cm"/>
          <style:tab-stop style:position="12.102cm"/>
        </style:tab-stops>
      </style:paragraph-properties>
      <style:text-properties fo:font-weight="bold" style:font-weight-asian="bold" style:font-weight-complex="bold"/>
    </style:style>
    <style:style style:name="P63" style:family="paragraph" style:parent-style-name="Standard" style:list-style-name="L2">
      <style:paragraph-properties>
        <style:tab-stops>
          <style:tab-stop style:position="1.94cm"/>
          <style:tab-stop style:position="6.05cm"/>
          <style:tab-stop style:position="8.601cm"/>
          <style:tab-stop style:position="12.102cm"/>
        </style:tab-stops>
      </style:paragraph-properties>
    </style:style>
    <style:style style:name="P64" style:family="paragraph" style:parent-style-name="Standard">
      <style:text-properties fo:font-weight="normal" style:font-weight-asian="normal" style:font-weight-complex="normal"/>
    </style:style>
    <style:style style:name="P65" style:family="paragraph" style:parent-style-name="Standard" style:list-style-name="L3">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66" style:family="paragraph" style:parent-style-name="Standard" style:list-style-name="L4">
      <style:paragraph-properties>
        <style:tab-stops>
          <style:tab-stop style:position="2.263cm"/>
          <style:tab-stop style:position="6.05cm"/>
          <style:tab-stop style:position="8.601cm"/>
          <style:tab-stop style:position="12.102cm"/>
        </style:tab-stops>
      </style:paragraph-properties>
      <style:text-properties fo:font-weight="normal" style:font-weight-asian="normal" style:font-weight-complex="normal"/>
    </style:style>
    <style:style style:name="P67" style:family="paragraph" style:parent-style-name="Standard" style:list-style-name="L4">
      <style:text-properties fo:font-weight="normal" style:font-weight-asian="normal" style:font-weight-complex="normal"/>
    </style:style>
    <style:style style:name="P68" style:family="paragraph" style:parent-style-name="Standard">
      <style:paragraph-properties>
        <style:tab-stops>
          <style:tab-stop style:position="2.293cm"/>
          <style:tab-stop style:position="6.05cm"/>
          <style:tab-stop style:position="8.601cm"/>
          <style:tab-stop style:position="12.102cm"/>
        </style:tab-stops>
      </style:paragraph-properties>
      <style:text-properties fo:font-weight="normal" style:font-weight-asian="normal" style:font-weight-complex="normal"/>
    </style:style>
    <style:style style:name="P69" style:family="paragraph" style:parent-style-name="Standard">
      <style:paragraph-properties>
        <style:tab-stops>
          <style:tab-stop style:position="2.323cm"/>
          <style:tab-stop style:position="6.05cm"/>
          <style:tab-stop style:position="8.601cm"/>
          <style:tab-stop style:position="12.102cm"/>
        </style:tab-stops>
      </style:paragraph-properties>
      <style:text-properties fo:font-weight="normal" style:font-weight-asian="normal" style:font-weight-complex="normal"/>
    </style:style>
    <style:style style:name="P70" style:family="paragraph" style:parent-style-name="Standard" style:list-style-name="L5">
      <style:text-properties fo:font-style="normal" style:text-underline-style="none" fo:font-weight="normal" style:font-style-asian="normal" style:font-weight-asian="normal" style:font-style-complex="normal" style:font-weight-complex="normal"/>
    </style:style>
    <style:style style:name="P71" style:family="paragraph" style:parent-style-name="Standard" style:list-style-name="L6">
      <style:text-properties fo:font-style="normal" style:text-underline-style="none" fo:font-weight="normal" style:font-style-asian="normal" style:font-weight-asian="normal" style:font-style-complex="normal" style:font-weight-complex="normal"/>
    </style:style>
    <style:style style:name="P72" style:family="paragraph" style:parent-style-name="Standard" style:list-style-name="L8">
      <style:text-properties fo:font-style="normal" style:text-underline-style="none" fo:font-weight="normal" style:font-style-asian="normal" style:font-weight-asian="normal" style:font-style-complex="normal" style:font-weight-complex="normal"/>
    </style:style>
    <style:style style:name="P73" style:family="paragraph" style:parent-style-name="Standard" style:list-style-name="L6">
      <style:text-properties fo:font-style="normal" style:text-underline-style="none" fo:font-weight="bold" style:font-style-asian="normal" style:font-weight-asian="bold" style:font-style-complex="normal" style:font-weight-complex="bold"/>
    </style:style>
    <style:style style:name="P74" style:family="paragraph" style:parent-style-name="Standard">
      <style:text-properties fo:font-style="normal" fo:font-weight="normal" style:font-style-asian="normal" style:font-weight-asian="normal" style:font-style-complex="normal" style:font-weight-complex="normal"/>
    </style:style>
    <style:style style:name="P75" style:family="paragraph" style:parent-style-name="Standard" style:list-style-name="L7">
      <style:text-properties fo:font-style="normal" fo:font-weight="normal" style:font-style-asian="normal" style:font-weight-asian="normal" style:font-style-complex="normal" style:font-weight-complex="normal"/>
    </style:style>
    <style:style style:name="P76" style:family="paragraph" style:parent-style-name="Standard">
      <style:paragraph-properties>
        <style:tab-stops>
          <style:tab-stop style:position="2.35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77" style:family="paragraph" style:parent-style-name="Standard">
      <style:paragraph-properties>
        <style:tab-stops>
          <style:tab-stop style:position="2.381cm"/>
          <style:tab-stop style:position="6.05cm"/>
          <style:tab-stop style:position="8.601cm"/>
          <style:tab-stop style:position="12.102cm"/>
        </style:tab-stops>
      </style:paragraph-properties>
      <style:text-properties fo:font-style="normal" fo:font-weight="normal" style:font-style-asian="normal" style:font-weight-asian="normal" style:font-style-complex="normal" style:font-weight-complex="normal"/>
    </style:style>
    <style:style style:name="P78" style:family="paragraph" style:parent-style-name="Standard" style:list-style-name="L8">
      <style:text-properties fo:color="#800000" fo:font-style="normal" style:text-underline-style="none" fo:font-weight="normal" style:font-style-asian="normal" style:font-weight-asian="normal" style:font-style-complex="normal" style:font-weight-complex="normal"/>
    </style:style>
    <style:style style:name="P79" style:family="paragraph" style:parent-style-name="Standard" style:list-style-name="L9"/>
    <style:style style:name="P80" style:family="paragraph" style:parent-style-name="Standard" style:list-style-name="L10">
      <style:paragraph-properties>
        <style:tab-stops>
          <style:tab-stop style:position="1.191cm"/>
          <style:tab-stop style:position="8.601cm"/>
          <style:tab-stop style:position="12.102cm"/>
        </style:tab-stops>
      </style:paragraph-properties>
    </style:style>
    <style:style style:name="P81" style:family="paragraph" style:parent-style-name="Standard">
      <style:paragraph-properties>
        <style:tab-stops>
          <style:tab-stop style:position="1.265cm"/>
          <style:tab-stop style:position="6.05cm"/>
          <style:tab-stop style:position="8.601cm"/>
          <style:tab-stop style:position="12.102cm"/>
        </style:tab-stops>
      </style:paragraph-properties>
    </style:style>
    <style:style style:name="P82" style:family="paragraph" style:parent-style-name="Standard">
      <style:paragraph-properties>
        <style:tab-stops>
          <style:tab-stop style:position="2.293cm"/>
          <style:tab-stop style:position="6.05cm"/>
          <style:tab-stop style:position="8.601cm"/>
          <style:tab-stop style:position="12.102cm"/>
        </style:tab-stops>
      </style:paragraph-properties>
    </style:style>
    <style:style style:name="P83" style:family="paragraph" style:parent-style-name="Standard">
      <style:text-properties fo:font-size="13pt"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master-page-name="First_20_Page">
      <style:paragraph-properties style:page-number="1"/>
    </style:style>
    <style:style style:name="P85" style:family="paragraph" style:parent-style-name="Standard" style:list-style-name="L8">
      <style:paragraph-properties fo:margin-left="0cm" fo:margin-right="0cm" fo:text-indent="0cm" style:auto-text-indent="false"/>
      <style:text-properties fo:color="#800000" fo:font-style="normal" style:text-underline-style="none" fo:font-weight="normal" style:font-style-asian="normal" style:font-weight-asian="normal" style:font-style-complex="normal" style:font-weight-complex="normal"/>
    </style:style>
    <style:style style:name="P86" style:family="paragraph" style:parent-style-name="Standard" style:list-style-name="L9">
      <style:paragraph-properties fo:margin-left="1.27cm" fo:margin-right="0cm" fo:text-indent="-0.635cm" style:auto-text-indent="false"/>
    </style:style>
    <style:style style:name="P87" style:family="paragraph" style:parent-style-name="Heading_20_2">
      <style:text-properties fo:font-weight="bold" style:font-weight-asian="bold" style:font-weight-complex="bold"/>
    </style:style>
    <style:style style:name="P88" style:family="paragraph" style:parent-style-name="Heading_20_2">
      <style:text-properties fo:font-style="normal" style:font-style-asian="normal" style:font-style-complex="normal"/>
    </style:style>
    <style:style style:name="P89" style:family="paragraph" style:parent-style-name="Heading_20_2">
      <style:paragraph-properties fo:margin-left="0cm" fo:margin-right="0cm" fo:text-indent="0cm" style:auto-text-indent="false"/>
      <style:text-properties fo:font-weight="bold" style:font-weight-asian="bold" style:font-weight-complex="bold"/>
    </style:style>
    <style:style style:name="P90" style:family="paragraph" style:parent-style-name="Heading_20_2">
      <style:paragraph-properties fo:break-before="page"/>
      <style:text-properties fo:font-weight="bold" style:font-weight-asian="bold" style:font-weight-complex="bold"/>
    </style:style>
    <style:style style:name="P91" style:family="paragraph" style:parent-style-name="Heading_20_4">
      <style:text-properties fo:font-weight="bold" style:font-weight-asian="bold" style:font-weight-complex="bold"/>
    </style:style>
    <style:style style:name="P92" style:family="paragraph" style:parent-style-name="Heading_20_4">
      <style:text-properties fo:font-style="normal" fo:font-weight="bold" style:font-style-asian="normal" style:font-weight-asian="bold" style:font-style-complex="normal" style:font-weight-complex="bold"/>
    </style:style>
    <style:style style:name="P93" style:family="paragraph" style:parent-style-name="Heading_20_3">
      <style:text-properties fo:font-weight="normal" style:font-weight-asian="normal" style:font-weight-complex="normal"/>
    </style:style>
    <style:style style:name="P94" style:family="paragraph" style:parent-style-name="Heading_20_3">
      <style:text-properties fo:font-weight="bold" style:font-weight-asian="bold" style:font-weight-complex="bold"/>
    </style:style>
    <style:style style:name="P95" style:family="paragraph" style:parent-style-name="Heading_20_3">
      <style:text-properties fo:font-style="normal" fo:font-weight="bold" style:font-style-asian="normal" style:font-weight-asian="bold" style:font-style-complex="normal" style:font-weight-complex="bold"/>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T4" style:family="text">
      <style:text-properties style:font-name="Times New Roman1" style:font-name-asian="Times New Roman1" style:font-name-complex="Times New Roman1"/>
    </style:style>
    <style:style style:name="T5" style:family="text">
      <style:text-properties style:font-name="Times New Roman1" fo:font-weight="normal" style:font-name-asian="Times New Roman1" style:font-weight-asian="normal" style:font-name-complex="Times New Roman1" style:font-weight-complex="normal"/>
    </style:style>
    <style:style style:name="T6" style:family="text">
      <style:text-properties style:font-name="Times New Roman1" fo:font-weight="bold" style:font-name-asian="Times New Roman1" style:font-weight-asian="bold" style:font-name-complex="Times New Roman1" style:font-weight-complex="bold"/>
    </style:style>
    <style:style style:name="T7" style:family="text">
      <style:text-properties fo:color="#000000" style:text-underline-style="none"/>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style:font-style-asian="normal" style:font-style-complex="normal"/>
    </style:style>
    <style:style style:name="T10" style:family="text">
      <style:text-properties fo:font-style="normal" style:text-underline-style="solid" style:text-underline-width="auto" style:text-underline-color="font-color" style:font-style-asian="normal" style:font-style-complex="normal"/>
    </style:style>
    <style:style style:name="T11" style:family="text">
      <style:text-properties fo:font-style="normal" style:text-underline-style="none" fo:font-weight="bold" style:font-style-asian="normal" style:font-weight-asian="bold" style:font-style-complex="normal" style:font-weight-complex="bold"/>
    </style:style>
    <style:style style:name="T12" style:family="text">
      <style:text-properties fo:font-style="normal" style:text-underline-style="none"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font-name="Arial1" fo:font-size="11pt" fo:font-style="normal" style:font-name-asian="Arial1" style:font-size-asian="11pt" style:font-style-asian="normal" style:font-name-complex="Arial1" style:font-size-complex="11pt" style:font-style-complex="normal"/>
    </style:style>
    <style:style style:name="T16" style:family="text">
      <style:text-properties style:font-name="Arial1" fo:font-size="11pt" fo:font-style="normal" fo:font-weight="normal" style:font-name-asian="Arial1" style:font-size-asian="11pt" style:font-style-asian="normal" style:font-weight-asian="normal" style:font-name-complex="Arial1" style:font-size-complex="11pt" style:font-style-complex="normal" style:font-weight-complex="normal"/>
    </style:style>
    <style:style style:name="T17" style:family="text">
      <style:text-properties style:text-underline-style="solid" style:text-underline-width="auto" style:text-underline-color="font-color"/>
    </style:style>
    <style:style style:name="T18" style:family="text">
      <style:text-properties fo:font-size="11pt" style:font-size-asian="11pt" style:font-size-complex="11pt"/>
    </style:style>
    <style:style style:name="T19"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XpressNet-/RS232-Treiber<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8"><text:span text:style-name="T3">Datum</text:span><text:tab/>07.12.2010</text:p>
      <text:p text:style-name="P8"><text:span text:style-name="T3">Quelle</text:span><text:tab/>Github → Dokumente → 02_Design → <text:tab/><text:tab/>02.02_Moduldesign</text:p>
      <text:p text:style-name="P8"><text:span text:style-name="T3">Autoren</text:span><text:tab/>Jan-Christopher Icken</text:p>
      <text:p text:style-name="P8"><text:span text:style-name="T3">Version</text:span><text:tab/><text:reference-mark-start text:name="Version"/><text:span text:style-name="Version_20_Char">2.1</text:span><text:reference-mark-end text:name="Version"/></text:p>
      <text:p text:style-name="P8"><text:span text:style-name="T3">Status</text:span><text:tab/>In Bearbeitung</text:p>
      <text:p text:style-name="P8"/>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37">Version</text:p>
          </table:table-cell>
          <table:table-cell table:style-name="Tabelle1.A1" office:value-type="string">
            <text:p text:style-name="P37">Datum</text:p>
          </table:table-cell>
          <table:table-cell table:style-name="Tabelle1.A1" office:value-type="string">
            <text:p text:style-name="P37">Autor</text:p>
          </table:table-cell>
          <table:table-cell table:style-name="Tabelle1.D1" office:value-type="string">
            <text:p text:style-name="P42">Bemerkung</text:p>
          </table:table-cell>
        </table:table-row>
        <table:table-row table:style-name="Tabelle1.1">
          <table:table-cell table:style-name="Tabelle1.A2" office:value-type="float" office:value="0">
            <text:p text:style-name="P37">0.10</text:p>
          </table:table-cell>
          <table:table-cell table:style-name="Tabelle1.B2" office:value-type="date" office:date-value="2009-12-12">
            <text:p text:style-name="P37">12.12.09</text:p>
          </table:table-cell>
          <table:table-cell table:style-name="Tabelle1.A1" office:value-type="string">
            <text:p text:style-name="P37">Oliver Gatti</text:p>
          </table:table-cell>
          <table:table-cell table:style-name="Tabelle1.D1" office:value-type="string">
            <text:p text:style-name="P37">Grundsätzliche Informationen über XpressNet und das LI101F-Interface erläutert.</text:p>
          </table:table-cell>
        </table:table-row>
        <table:table-row table:style-name="Tabelle1.1">
          <table:table-cell table:style-name="Tabelle1.A2" office:value-type="float" office:value="0">
            <text:p text:style-name="P37">0.11</text:p>
          </table:table-cell>
          <table:table-cell table:style-name="Tabelle1.B2" office:value-type="date" office:date-value="2009-12-14">
            <text:p text:style-name="P37">14.12.09</text:p>
          </table:table-cell>
          <table:table-cell table:style-name="Tabelle1.A1" office:value-type="string">
            <text:p text:style-name="P37">Oliver Gatti</text:p>
          </table:table-cell>
          <table:table-cell table:style-name="Tabelle1.D1" office:value-type="string">
            <text:p text:style-name="P37">Diverse kleine Änderungen.</text:p>
          </table:table-cell>
        </table:table-row>
        <table:table-row table:style-name="Tabelle1.1">
          <table:table-cell table:style-name="Tabelle1.A2" office:value-type="float" office:value="0">
            <text:p text:style-name="P37">0.2</text:p>
          </table:table-cell>
          <table:table-cell table:style-name="Tabelle1.B2" office:value-type="date" office:date-value="2009-12-15">
            <text:p text:style-name="P37">15.12.09</text:p>
          </table:table-cell>
          <table:table-cell table:style-name="Tabelle1.A1" office:value-type="string">
            <text:p text:style-name="P37">Oliver Gatti</text:p>
          </table:table-cell>
          <table:table-cell table:style-name="Tabelle1.D1" office:value-type="string">
            <text:p text:style-name="P37">Empfang von Daten hinzugefügt und bestehende Fragen zur Hardware geklärt.</text:p>
          </table:table-cell>
        </table:table-row>
        <table:table-row table:style-name="Tabelle1.1">
          <table:table-cell table:style-name="Tabelle1.A2" office:value-type="float" office:value="0">
            <text:p text:style-name="P37">0.3</text:p>
          </table:table-cell>
          <table:table-cell table:style-name="Tabelle1.B2" office:value-type="date" office:date-value="2009-12-16">
            <text:p text:style-name="P37">16.12.09</text:p>
          </table:table-cell>
          <table:table-cell table:style-name="Tabelle1.A1" office:value-type="string">
            <text:p text:style-name="P37">Oliver Gatti</text:p>
          </table:table-cell>
          <table:table-cell table:style-name="Tabelle1.D1" office:value-type="string">
            <text:p text:style-name="P37">Senden von Daten hinzugefügt</text:p>
          </table:table-cell>
        </table:table-row>
        <table:table-row table:style-name="Tabelle1.1">
          <table:table-cell table:style-name="Tabelle1.A2" office:value-type="float" office:value="0">
            <text:p text:style-name="P37">0.4</text:p>
          </table:table-cell>
          <table:table-cell table:style-name="Tabelle1.B2" office:value-type="date" office:date-value="2009-12-21">
            <text:p text:style-name="P37">21.12.09</text:p>
          </table:table-cell>
          <table:table-cell table:style-name="Tabelle1.A1" office:value-type="string">
            <text:p text:style-name="P37">Oliver Gatti</text:p>
          </table:table-cell>
          <table:table-cell table:style-name="Tabelle1.D1" office:value-type="string">
            <text:p text:style-name="P37">Unklarheiten geklärt. Noch offen: Adressen der Weichen etc.</text:p>
          </table:table-cell>
        </table:table-row>
        <table:table-row table:style-name="Tabelle1.1">
          <table:table-cell table:style-name="Tabelle1.A2" office:value-type="float" office:value="0">
            <text:p text:style-name="P37">0.5</text:p>
          </table:table-cell>
          <table:table-cell table:style-name="Tabelle1.B2" office:value-type="date" office:date-value="2009-12-22">
            <text:p text:style-name="P37">22.12.09</text:p>
          </table:table-cell>
          <table:table-cell table:style-name="Tabelle1.A1" office:value-type="string">
            <text:p text:style-name="P37">Oliver Gatti</text:p>
          </table:table-cell>
          <table:table-cell table:style-name="Tabelle1.D1" office:value-type="string">
            <text:p text:style-name="P37">Adressen für Schaltdecoder hinzugefügt (6.1.3)</text:p>
          </table:table-cell>
        </table:table-row>
        <table:table-row table:style-name="Tabelle1.1">
          <table:table-cell table:style-name="Tabelle1.A2" office:value-type="float" office:value="36526">
            <text:p text:style-name="P37">1.0</text:p>
          </table:table-cell>
          <table:table-cell table:style-name="Tabelle1.B2" office:value-type="date" office:date-value="2010-02-02">
            <text:p text:style-name="P37">02.02.10</text:p>
          </table:table-cell>
          <table:table-cell table:style-name="Tabelle1.A1" office:value-type="string">
            <text:p text:style-name="P37">Oliver Gatti</text:p>
          </table:table-cell>
          <table:table-cell table:style-name="Tabelle1.D1" office:value-type="string">
            <text:p text:style-name="P37">Review eingearbeitet</text:p>
          </table:table-cell>
        </table:table-row>
        <table:table-row table:style-name="Tabelle1.9">
          <table:table-cell table:style-name="Tabelle1.A2" office:value-type="float" office:value="0">
            <text:p text:style-name="P37">1.1</text:p>
          </table:table-cell>
          <table:table-cell table:style-name="Tabelle1.B2" office:value-type="date" office:date-value="2010-02-02">
            <text:p text:style-name="P37">02.02.10</text:p>
          </table:table-cell>
          <table:table-cell table:style-name="Tabelle1.A1" office:value-type="string">
            <text:p text:style-name="P37">Oliver Gatti</text:p>
          </table:table-cell>
          <table:table-cell table:style-name="Tabelle1.D1" office:value-type="string">
            <text:p text:style-name="P37">Stoppen einer Lok entfernt. Initialisierung der Seriellen Schnittstelle wird nun mit Keil uVision durchgeführt.</text:p>
            <text:p text:style-name="P37">Schalten von Weichen geändert (Sie müssen zunächst deaktiviert werden, bevor sie geschaltet werden können).</text:p>
            <text:p text:style-name="P37">char durch byte ersetzt. 3 Lokale Variablen hinzugefügt.</text:p>
          </table:table-cell>
        </table:table-row>
        <table:table-row table:style-name="Tabelle1.1">
          <table:table-cell table:style-name="Tabelle1.A2" office:value-type="float" office:value="0">
            <text:p text:style-name="P37">1.2</text:p>
          </table:table-cell>
          <table:table-cell table:style-name="Tabelle1.B2" office:value-type="date" office:date-value="2010-02-04">
            <text:p text:style-name="P37">04.02.10</text:p>
          </table:table-cell>
          <table:table-cell table:style-name="Tabelle1.A1" office:value-type="string">
            <text:p text:style-name="P37">Oliver Gatti</text:p>
          </table:table-cell>
          <table:table-cell table:style-name="Tabelle1.D1" office:value-type="string">
            <text:p text:style-name="P37">Shared-Memory aktualisiert. Überall im Dokument die Array Beschreibung des Shared Memory in die aktuelle Struct Version umgeschrieben.</text:p>
            <text:p text:style-name="P37">Kapitel „Probleme“ hinzugefügt. </text:p>
            <text:p text:style-name="P37">Variablennamen in den Aktivitätsdiagrammen angepasst.</text:p>
          </table:table-cell>
        </table:table-row>
        <table:table-row table:style-name="Tabelle1.1">
          <table:table-cell table:style-name="Tabelle1.A11" office:value-type="float" office:value="0">
            <text:p text:style-name="P37">1.3</text:p>
          </table:table-cell>
          <table:table-cell table:style-name="Tabelle1.B11" office:value-type="date" office:date-value="2010-05-05">
            <text:p text:style-name="P37">05.05.10</text:p>
          </table:table-cell>
          <table:table-cell table:style-name="Tabelle1.C11" office:value-type="string">
            <text:p text:style-name="P37">Jan-Christopher Icken</text:p>
          </table:table-cell>
          <table:table-cell table:style-name="Tabelle1.D11" office:value-type="string">
            <text:p text:style-name="P40">Abgleich mit dem vorhandenen Quellcode, Entfernung der äußeren Schnittstellen, Anpassung des Layouts und Korrektur von Rechtschreibfehlern, Kapitel 7 vervollständigt</text:p>
          </table:table-cell>
        </table:table-row>
        <table:table-row table:style-name="Tabelle1.1">
          <table:table-cell table:style-name="Tabelle1.A11" office:value-type="float" office:value="0">
            <text:p text:style-name="P37">2.0</text:p>
          </table:table-cell>
          <table:table-cell table:style-name="Tabelle1.B11" office:value-type="date" office:date-value="2010-06-24">
            <text:p text:style-name="P37">24.06.10</text:p>
          </table:table-cell>
          <table:table-cell table:style-name="Tabelle1.C11" office:value-type="string">
            <text:p text:style-name="P37">Jan-Christopher Icken</text:p>
          </table:table-cell>
          <table:table-cell table:style-name="Tabelle1.D11" office:value-type="string">
            <text:p text:style-name="P40">Dokument freigegeben</text:p>
          </table:table-cell>
        </table:table-row>
        <table:table-row table:style-name="Tabelle1.1">
          <table:table-cell table:style-name="Tabelle1.A11" office:value-type="float" office:value="0">
            <text:p text:style-name="P37">2.1</text:p>
          </table:table-cell>
          <table:table-cell table:style-name="Tabelle1.B11" office:value-type="date" office:date-value="2010-12-07">
            <text:p text:style-name="P37">07.12.10</text:p>
          </table:table-cell>
          <table:table-cell table:style-name="Tabelle1.C11" office:value-type="string">
            <text:p text:style-name="P37">Hanno Fellmann</text:p>
          </table:table-cell>
          <table:table-cell table:style-name="Tabelle1.D11" office:value-type="string">
            <text:p text:style-name="P40">Dokument komplett erneuert</text:p>
          </table:table-cell>
        </table:table-row>
      </table:table>
      <text:p text:style-name="Standard"/>
      <text:p text:style-name="P36"/>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58">1 Historie<text:tab/>2</text:p>
          <text:p text:style-name="P58">2 Inhaltsverzeichnis<text:tab/>3</text:p>
          <text:p text:style-name="P58">3 Einleitung<text:tab/>5</text:p>
          <text:p text:style-name="P58">4 Referenzierte Dokumente<text:tab/>6</text:p>
          <text:p text:style-name="P58">5 Architektur<text:tab/>7</text:p>
          <text:p text:style-name="P59">5.1 Die RS232-Schnittstelle<text:tab/>7</text:p>
          <text:p text:style-name="P57">5.1.1 Baudrate<text:tab/>7</text:p>
          <text:p text:style-name="P57">5.1.2 USART Mode<text:tab/>7</text:p>
          <text:p text:style-name="P57">5.1.3 Senden<text:tab/>7</text:p>
          <text:p text:style-name="P57">5.1.4 Empfangen<text:tab/>7</text:p>
          <text:p text:style-name="P57">5.1.5 Hardware-Handshake<text:tab/>7</text:p>
          <text:p text:style-name="P59">5.2 Datenkommunikation<text:tab/>8</text:p>
          <text:p text:style-name="P57">5.2.1 Antworten des LI101F<text:tab/>8</text:p>
          <text:p text:style-name="P57">5.2.2 XpressNet-Format<text:tab/>8</text:p>
          <text:p text:style-name="P57">5.2.3 Fahrbefehle (128 Stufen)<text:tab/>9</text:p>
          <text:p text:style-name="P57">5.2.4 Schaltbefehle <text:tab/>10</text:p>
          <text:p text:style-name="P57">5.2.5 Sonstige<text:tab/>11</text:p>
          <text:p text:style-name="P58">6 Dynamisches Verhalten<text:tab/>12</text:p>
          <text:p text:style-name="P59">6.1 Globale Variablen<text:tab/>12</text:p>
          <text:p text:style-name="P57">6.1.1 Betriebsmittelverwaltung <text:s/><text:tab/>12</text:p>
          <text:p text:style-name="P57">6.1.2 Shared-Memory<text:tab/>12</text:p>
          <text:p text:style-name="P57">6.1.3 Allgemein<text:tab/>12</text:p>
          <text:p text:style-name="P57">6.1.4 Modulspezifisch<text:tab/>13</text:p>
          <text:p text:style-name="P59">6.2 Interne Funktionen<text:tab/>14</text:p>
          <text:p text:style-name="P59">6.3 Erzeugte Fehler<text:tab/>15</text:p>
          <text:p text:style-name="P59">6.4 Initialisierung der RS232-Schnittstelle<text:tab/>15</text:p>
          <text:p text:style-name="P57">6.4.1 Setzen des Betriebsmodus<text:tab/>15</text:p>
          <text:p text:style-name="P57">6.4.2 Setzen und Erzeugen der Taktrate<text:tab/>15</text:p>
          <text:p text:style-name="P57">6.4.3 Interrupts<text:tab/>16</text:p>
          <text:p text:style-name="P59"><text:soft-page-break/>6.5 Empfangen von Daten<text:tab/>16</text:p>
          <text:p text:style-name="P59">6.6 Senden von Daten<text:tab/>18</text:p>
          <text:p text:style-name="P57">6.6.1 EV_RS232_streckenbefehl prüfen<text:tab/>18</text:p>
          <text:p text:style-name="P57">6.6.2 Konvertierung der Streckbefehle<text:tab/>18</text:p>
          <text:p text:style-name="P58">7 C Implementierungsdetails<text:tab/>22</text:p>
          <text:p text:style-name="P59">7.1 Interrupt-Service-Routinen<text:tab/>22</text:p>
          <text:p text:style-name="P58">8 Probleme<text:tab/>23</text:p>
          <text:p text:style-name="P58">9 Anhang<text:tab/>24</text:p>
        </text:index-body>
      </text:table-of-content>
      <text:p text:style-name="P35"/>
      <text:h text:style-name="Heading_20_1" text:outline-level="1">Einleitung</text:h>
      <text:p text:style-name="Standard">Dieses Modul dient als Schnittstelle zwischen der Software und dem Gleissystem. Der Mikrocontroller ist über die RS232 Schnittstelle mit dem LI101F Interface verbunden. Das Modul kommuniziert direkt mit dem LI101F und damit indirekt mit der Zentrale, die das DCC-Signal erzeugt.</text:p>
      <text:p text:style-name="Standard">Das verwendete Datenprotokoll ist XpressNet Version 3.0.</text:p>
      <text:p text:style-name="Standard">Der RS232-Treiber liest aus dem Shared-Memory den abzuschickenden Streckenbefehl aus und konvertiert ihn in das entsprechende XpressNet-Format.</text:p>
      <text:p text:style-name="Standard">Intern ist das Modul in zwei Schichten aufgeteilt, die Hardwareschicht zum Lesen und Schreiben von Bytes via RS232-Schnittstelle sowie die Befehlsschicht zum Konvertieren der Streckenbefehle in das XpressNet-Format.</text:p>
      <text:p text:style-name="Standard"/>
      <text:h text:style-name="Heading_20_1" text:outline-level="1">Referenzierte Dokumente</text:h>
      <text:p text:style-name="Standard">Grundlage für dieses Moduldesign bilden folgende Dokumente:</text:p>
      <text:list xml:id="list34575074" text:style-name="L1">
        <text:list-item>
          <text:p text:style-name="P60">Aulis &gt; </text:p>
        </text:list-item>
      </text:list>
      <text:p text:style-name="P34"><text:tab/>Projektverzeichnis &gt; </text:p>
      <text:p text:style-name="P33"><text:tab/>Schnittstellendokumentation &gt; </text:p>
      <text:p text:style-name="P32"><text:tab/>XpressNet LI101F Beschreibung </text:p>
      <text:p text:style-name="P32"><text:tab/>&gt; <text:span text:style-name="T3">xpressnet_li101f.pdf</text:span></text:p>
      <text:list xml:id="list34579529" text:style-name="L2">
        <text:list-header>
          <text:p text:style-name="P62"><text:span text:style-name="T14">&gt;</text:span> c515c Datasheet.pdf</text:p>
          <text:p text:style-name="P63"><text:span text:style-name="T14">&gt;</text:span><text:span text:style-name="T3"> c515c User Manual.pdf</text:span></text:p>
        </text:list-header>
      </text:list>
      <text:p text:style-name="P10"/>
      <text:p text:style-name="Standard"/>
      <text:p text:style-name="Standard"/>
      <text:h text:style-name="Heading_20_1" text:outline-level="1">Architektur</text:h>
      <text:h text:style-name="Heading_20_2" text:outline-level="2">Der RS232-Treiber</text:h>
      <text:h text:style-name="P93" text:outline-level="3">Hardware-Konfiguration</text:h>
      <text:p text:style-name="P21"><text:span text:style-name="T19">Die Verbindung erfordert eine Baudrate von 19200 bzw 19.2 Kbit/s mit 10 Bits (1 Startbit, 8 Datenbits, 1 Stopbit). Das LI101F erlaubt das Senden nur, wenn das CTS-Signal gesetzt ist. </text:span><text:span text:style-name="T7">Der Mikrocontroller unterstützt diesen Anschluss nicht direkt, deshalb wird die Leitung separat an einen Eingangspin geführt werden.</text:span></text:p>
      <text:p text:style-name="P41">Die Konfiguration des LI101F-Interface (Baudrate, XpressNet-Adresse usw.) geschieht über einen PC mit der dem Interface beiliegender Software („Lenz LI101F Tool“).</text:p>
      <text:h text:style-name="P93" text:outline-level="3">Aufgaben</text:h>
      <text:p text:style-name="Standard">Der RS232-Treiber soll aus einem Ringpuffer im Shared Memory zu sendende Bytes einlesen. Solange das CTS-Signal gesetzt ist, sollen bei einem Aufruf in der Zeitscheibe alle Bytes aus dem Sendepuffer verschickt werden.</text:p>
      <text:p text:style-name="Standard">Wird durch das serielle Interrupt ein empfangenes Byte signalisiert, soll dieses in einen Empfangs-Ringpuffer im Shared Memory geschrieben werden.</text:p>
      <text:h text:style-name="P93" text:outline-level="3">Interrupt-Service-Routine</text:h>
      <text:p text:style-name="P17">Es wird die serielle Interrupt-Service-Routine genutzt. Diese wird immer aufgerufen, wenn ein Byte empfangen oder gesendet wurde. Zum Senden wird das Byte in SBUF geschrieben. Nach Abschluss des Sendevorgangs wird durch den Mikrocontroller das TI-Flag gesetzt und das Interrupt ausgelöst. Wird ein Byte vom Mikrocontroller empfangen, wird das RI-Flag gesetzt, das empfangene Byte in SBUF geschrieben und das Interrupt ausgelöst.</text:p>
      <text:p text:style-name="P17"/>
      <text:h text:style-name="P89" text:outline-level="2" text:is-list-header="true"/>
      <text:h text:style-name="P90" text:outline-level="2">XpressNet-Treiber</text:h>
      <text:h text:style-name="P93" text:outline-level="3">Aufgabe</text:h>
      <text:p text:style-name="P17">Der zweite Teil des Treiber wandelt einen im Shared Memory abgelegten Streckenbefehl in die entsprechenden XpressNet-Befehle um, die dann in den Sende-Ringbuffer des RS232-Treibers im Shared Memory geschrieben werden.</text:p>
      <text:h text:style-name="Heading_20_3" text:outline-level="3">Verwendete Befehle</text:h>
      <text:p text:style-name="Standard">Zum Setzen der Weichen und der Entkuppler werden Schaltbefehle <text:s/>(xpressnet_li101f.pdf, 3.24) gesendet. Dabei ist zu beachten, dass jeweils erst ein Deaktivierungsbefehl gesendet werden muss, bevor ein Aktivierungsbefehl gesendet werden kann. So muss bei einer Weiche, bei der „Geradeaus“ aktiviert werden soll, erst „Abbiegen“ deaktiviert werden.</text:p>
      <text:p text:style-name="Standard">Zum Steuern der Loks wird ein Fahrbefehl (xpressnet_li101f.pdf, <text:span text:style-name="T14">3.24) gesendet. Es soll die Version mit 128 Fahrstufen verwendet werden.</text:span></text:p>
      <text:p text:style-name="Standard"><text:span text:style-name="T14">Es muss geprüft werden, ob die Befehle korrekt quittiert werden (xpressnet_li101f.pdf, 1.5). Nur die Antwort „Befehl ist an Zentrale geschickt ...“ soll dazu führen, dass der Streckenbefehl als erfolgreich verarbeitet betrachtet und zurückgesetzt werden soll, alle anderen Antworten zum Notaus.</text:span></text:p>
      <text:p text:style-name="P81"/>
      <text:h text:style-name="Heading_20_1" text:outline-level="1">Probleme</text:h>
      <text:p text:style-name="Standard"/>
      <text:h text:style-name="Heading_20_1" text:outline-level="1">Anhang</text:h>
      <text:h text:style-name="Heading_20_2" text:outline-level="2">Fahrgeschwindigkeiten</text:h>
      <text:p text:style-name="P69"><text:s/><text:tab/>V_Abkuppeln <text:tab/>=<text:tab/>0x08</text:p>
      <text:p text:style-name="P69"><text:s/><text:tab/>V_Ankuppeln<text:tab/>=<text:tab/>0x1F</text:p>
      <text:p text:style-name="P19"><text:s/><text:tab/>V_Fahrt<text:tab/>=<text:tab/>0xDD</text:p>
      <text:p text:style-name="P82"/>
      <text:h text:style-name="P87" text:outline-level="2">Initialisierung der RS232-Schnittstelle</text:h>
      <text:p text:style-name="P17">In diesem Abschnitt wird gezeigt, wie die die Serielle Schnittstelle (RS232) des Microcontrollers auf die Anforderungen für dieses Modul initialisiert wird.</text:p>
      <text:p text:style-name="P9">ACHTUNG: Der aktuelle Stand nutzt die Initialisierung der Schnittstelle (die Baudrate und die erforderlichen Register) von Keil uVision. Interrupts müssen nach wie vor in der Initialisierungsroutine aktiviert werden.</text:p>
      <text:h text:style-name="P95" text:outline-level="3">Setzen des Betriebsmodus</text:h>
      <text:p text:style-name="P16">Um den Betriebsmodus der Schnittstelle auszuwählen müssen zwei BITS des SCON (Special Function Register) entsprechend gesetzt werden:</text:p>
      <text:p text:style-name="P16"><text:line-break/>SM0 (SCON.7): 0</text:p>
      <text:p text:style-name="P16">SM1 (SCON.6): 1</text:p>
      <text:p text:style-name="P16">Zusätzlich werden SM2, TI und RI auf 0, sowie REN auf 1 gesetzt.</text:p>
      <text:h text:style-name="P95" text:outline-level="3">Setzen und Erzeugen der Taktrate</text:h>
      <text:p text:style-name="P16">Die für die Datenübertragung genutzte Taktrate wird vom internen Baudraten-Generator erzeugt.</text:p>
      <text:p text:style-name="P16">SMOD (PCON.7) = 1</text:p>
      <text:p text:style-name="P16">SREL muss mit einem geeigneten Wert initialisiert werden um der Baudrate von 19200 entsprechen zu können:</text:p>
      <text:p text:style-name="P83"><draw:frame draw:style-name="fr2" draw:name="Objekt1" text:anchor-type="as-char" svg:width="8.916cm" svg:height="1.092cm" draw:z-index="22"><draw:object xlink:href="./Object 1" xlink:type="simple" xlink:show="embed" xlink:actuate="onLoad"/><draw:image xlink:href="./ObjectReplacements/Object 1" xlink:type="simple" xlink:show="embed" xlink:actuate="onLoad"/><svg:desc>Formel</svg:desc></draw:frame></text:p>
      <text:p text:style-name="P83"><draw:frame draw:style-name="fr2" draw:name="Objekt2" text:anchor-type="as-char" svg:width="8.107cm" svg:height="0.527cm" draw:z-index="23"><draw:object xlink:href="./Object 2" xlink:type="simple" xlink:show="embed" xlink:actuate="onLoad"/><draw:image xlink:href="./ObjectReplacements/Object 2" xlink:type="simple" xlink:show="embed" xlink:actuate="onLoad"/><svg:desc>Formel</svg:desc></draw:frame></text:p>
      <text:p text:style-name="P83"><draw:frame draw:style-name="fr2" draw:name="Objekt3" text:anchor-type="as-char" svg:width="6.004cm" svg:height="0.467cm" draw:z-index="24"><draw:object xlink:href="./Object 3" xlink:type="simple" xlink:show="embed" xlink:actuate="onLoad"/><draw:image xlink:href="./ObjectReplacements/Object 3" xlink:type="simple" xlink:show="embed" xlink:actuate="onLoad"/><svg:desc>Formel</svg:desc></draw:frame></text:p>
      <text:p text:style-name="P16"/>
      <text:p text:style-name="P16"><draw:frame draw:style-name="fr2" draw:name="Objekt4" text:anchor-type="as-char" svg:width="11.298cm" svg:height="1.092cm" draw:z-index="25"><draw:object xlink:href="./Object 4" xlink:type="simple" xlink:show="embed" xlink:actuate="onLoad"/><draw:image xlink:href="./ObjectReplacements/Object 4" xlink:type="simple" xlink:show="embed" xlink:actuate="onLoad"/><svg:desc>Formel</svg:desc></draw:frame></text:p>
      <text:p text:style-name="P16"><draw:frame draw:style-name="fr2" draw:name="Objekt5" text:anchor-type="as-char" svg:width="9.797cm" svg:height="0.527cm" draw:z-index="26"><draw:object xlink:href="./Object 5" xlink:type="simple" xlink:show="embed" xlink:actuate="onLoad"/><draw:image xlink:href="./ObjectReplacements/Object 5" xlink:type="simple" xlink:show="embed" xlink:actuate="onLoad"/><svg:desc>Formel</svg:desc></draw:frame></text:p>
      <text:p text:style-name="P76"><text:soft-page-break/></text:p>
      <text:p text:style-name="P76">SRELH.1<text:tab/>= 1</text:p>
      <text:p text:style-name="P77">SRELH.0 <text:tab/>= 1</text:p>
      <text:p text:style-name="P77">SRELL.7-0 <text:tab/>= 1101 1111</text:p>
      <text:p text:style-name="P16">Um den Generator zu aktivieren, muss das Bit BD (ADCON0.7) gesetzt werden.</text:p>
      <text:p text:style-name="Standard"><text:span text:style-name="T13">Um die Interrupts der Seriellen Schnittstelle zu aktivieren muss ES = 1 (</text:span><text:span text:style-name="T16">IEN0.4</text:span><text:span text:style-name="T13">) gesetzt wer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1" svg:font-family="'Times New Roman'" style:font-family-generic="roman"/>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XpressNet-/RS232-Treiber</text:reference-ref></text:p>
              </table:table-cell>
              <table:table-cell table:style-name="Tabelle2.A1" office:value-type="string">
                <text:p text:style-name="MP2"/>
              </table:table-cell>
              <table:table-cell table:style-name="Tabelle2.A1" office:value-type="string">
                <text:p text:style-name="MP3"><text:chapter text:display="name" text:outline-level="1">Anhang</text:chapter></text:p>
              </table:table-cell>
            </table:table-row>
          </table:table-header-rows>
        </table:table>
        <text:p text:style-name="MP4"><draw:frame draw:style-name="Mfr1" draw:name="Rahmen7" text:anchor-type="char" svg:x="0cm" svg:y="4.501cm" svg:width="17.701cm" svg:height="0.4cm" draw:z-index="0"><draw:text-box><text:p text:style-name="MP5"/><text:p text:style-name="MP5"/><text:p text:style-name="MP5"/><text:p text:style-name="MP5">b</text:p><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2.1</text:reference-ref></text:span> vom <text:modification-date style:data-style-name="N36">07.12.2010</text:modification-date><text:tab/>Seite <text:page-number text:select-page="current">9</text:page-number>/<text:page-count style:num-format="1">11</text:page-count></text:p>
      </style:footer>
    </style:master-page>
    <style:master-page style:name="First_20_Page" style:display-name="First Page" style:page-layout-name="Mpm1" style:next-style-name="Standard">
      <style:header>
        <text:p text:style-name="MP7"><text:reference-ref text:reference-format="text" text:ref-name="Titel">XpressNet-/RS232-Treiber</text:reference-ref><draw:frame draw:style-name="Mfr1" draw:name="Rahmen9" text:anchor-type="char" svg:x="0cm" svg:y="4.501cm" svg:width="17.701cm" svg:height="0.4cm" draw:z-index="11"><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10"><draw:text-box><text:p text:style-name="MP6"/></draw:text-box></draw:frame><text:tab/>Version <text:span text:style-name="MT1"><text:reference-ref text:reference-format="text" text:ref-name="Version">2.1</text:reference-ref></text:span> vom <text:modification-date style:data-style-name="N36">07.12.2010</text:modification-date><text:tab/>Seite <text:page-number text:select-page="current">9</text:page-number>/<text:page-count style:num-format="1">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12-07T15:04:46.10</dc:date>
    <meta:print-date>1998-07-17T19:03:00</meta:print-date>
    <meta:editing-cycles>268</meta:editing-cycles>
    <meta:generator>OpenOffice.org/3.2$Win32 OpenOffice.org_project/320m18$Build-9502</meta:generator>
    <meta:editing-duration>PT26H50M48S</meta:editing-duration>
    <dc:creator>Hanno Fellmann</dc:creator>
    <meta:document-statistic meta:table-count="2" meta:image-count="0" meta:object-count="5" meta:page-count="11" meta:paragraph-count="167" meta:word-count="1002" meta:character-count="7279"/>
  </office:meta>
</office:document-meta>
</file>

<file path=Object 1/content.xml><?xml version="1.0" encoding="utf-8"?>
<math xmlns="http://www.w3.org/1998/Math/MathML">
  <semantics>
    <mrow>
      <mi mathvariant="italic">baudrate</mi>
      <mi mathvariant="normal">=</mi>
      <mfrac>
        <mrow>
          <mo stretchy="false">(</mo>
          <mrow>
            <mrow>
              <msup>
                <mn>2</mn>
                <mi mathvariant="italic">smod</mi>
              </msup>
              <mi mathvariant="normal">∗</mi>
              <mi mathvariant="italic">Oscillator</mi>
            </mrow>
            <mi mathvariant="italic">frequenzy</mi>
          </mrow>
          <mo stretchy="false">)</mo>
        </mrow>
        <mrow>
          <mo stretchy="false">(</mo>
          <mrow>
            <mrow>
              <mn>32</mn>
              <mi mathvariant="normal">∗</mi>
              <mi mathvariant="italic">baud</mi>
            </mrow>
            <mi mathvariant="italic">rate</mi>
            <mi mathvariant="italic">generator</mi>
            <mi mathvariant="italic">overflow</mi>
            <mi mathvariant="italic">rate</mi>
          </mrow>
          <mo stretchy="false">)</mo>
        </mrow>
      </mfrac>
    </mrow>
    <annotation encoding="StarMath 5.0">baudrate = (2^smod * Oscillator frequenzy)over(32 * baud rate generator overflow rate)

</annotation>
  </semantics>
</math>
</file>

<file path=Object 2/content.xml><?xml version="1.0" encoding="utf-8"?>
<math xmlns="http://www.w3.org/1998/Math/MathML">
  <semantics>
    <mrow>
      <mi mathvariant="italic">baud</mi>
      <mi mathvariant="italic">rate</mi>
      <mi mathvariant="italic">generator</mi>
      <mi mathvariant="italic">overflow</mi>
      <mrow>
        <mi mathvariant="italic">rate</mi>
        <mi mathvariant="normal">=</mi>
        <mrow>
          <msup>
            <mn>2</mn>
            <mn>10</mn>
          </msup>
          <mi mathvariant="normal">−</mi>
          <mi mathvariant="italic">SREL</mi>
        </mrow>
      </mrow>
    </mrow>
    <annotation encoding="StarMath 5.0">baud rate generator overflow rate = 2^10 - SREL
</annotation>
  </semantics>
</math>
</file>

<file path=Object 3/content.xml><?xml version="1.0" encoding="utf-8"?>
<math xmlns="http://www.w3.org/1998/Math/MathML">
  <semantics>
    <mrow>
      <mrow>
        <mi mathvariant="italic">SREL</mi>
        <mi mathvariant="normal">=</mi>
        <mrow>
          <mi mathvariant="italic">SRELH.1</mi>
          <mi mathvariant="normal">−</mi>
          <mn>0,</mn>
        </mrow>
      </mrow>
      <mrow>
        <mi mathvariant="italic">SRELL.7</mi>
        <mi mathvariant="normal">−</mi>
        <mn>0</mn>
      </mrow>
    </mrow>
    <annotation encoding="StarMath 5.0">SREL = SRELH.1-0, SRELL.7-0
</annotation>
  </semantics>
</math>
</file>

<file path=Object 4/content.xml><?xml version="1.0" encoding="utf-8"?>
<math xmlns="http://www.w3.org/1998/Math/MathML">
  <semantics>
    <mrow>
      <mi mathvariant="italic">baud</mi>
      <mi mathvariant="italic">rate</mi>
      <mi mathvariant="italic">generator</mi>
      <mi mathvariant="italic">overflow</mi>
      <mrow>
        <mrow>
          <mrow>
            <mi mathvariant="italic">rate</mi>
            <mi mathvariant="normal">=</mi>
            <mfrac>
              <mrow>
                <mo stretchy="false">(</mo>
                <mrow>
                  <msup>
                    <mn>2</mn>
                    <mn>1</mn>
                  </msup>
                  <mi mathvariant="normal">∗</mi>
                  <mn>10000000</mn>
                </mrow>
                <mo stretchy="false">)</mo>
              </mrow>
              <mrow>
                <mo stretchy="false">(</mo>
                <mrow>
                  <mn>32</mn>
                  <mi mathvariant="normal">∗</mi>
                  <mi mathvariant="italic">baudrate</mi>
                </mrow>
                <mo stretchy="false">)</mo>
              </mrow>
            </mfrac>
          </mrow>
          <mi mathvariant="normal">=</mi>
          <mn>32.552</mn>
        </mrow>
        <mi mathvariant="normal">=</mi>
        <mn>33</mn>
      </mrow>
    </mrow>
    <annotation encoding="StarMath 5.0">baud rate generator overflow rate = (2^1 * 10000000) over (32 * baudrate) = 32.552 = 33
</annotation>
  </semantics>
</math>
</file>

<file path=Object 5/content.xml><?xml version="1.0" encoding="utf-8"?>
<math xmlns="http://www.w3.org/1998/Math/MathML">
  <semantics>
    <mrow>
      <mrow>
        <mrow>
          <mrow>
            <mrow>
              <mi mathvariant="italic">SREL</mi>
              <mi mathvariant="normal">=</mi>
              <mrow>
                <msup>
                  <mn>2</mn>
                  <mn>10</mn>
                </msup>
                <mi mathvariant="normal">−</mi>
                <mn>33</mn>
              </mrow>
            </mrow>
            <mi mathvariant="normal">=</mi>
            <mrow>
              <mn>1024</mn>
              <mi mathvariant="normal">−</mi>
              <mn>33</mn>
            </mrow>
          </mrow>
          <mi mathvariant="normal">=</mi>
          <mn>991</mn>
        </mrow>
        <mi mathvariant="normal">=</mi>
        <mn>0x3DF</mn>
      </mrow>
      <mi mathvariant="normal">=</mi>
      <mn>1111011111</mn>
    </mrow>
    <annotation encoding="StarMath 5.0">SREL = 2^10 - 33 = 1024 - 33 = 991 = 0x3DF = 1111011111 </annotation>
  </semantics>
</math>
</file>